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svg:stroke-opacity="20%" draw:stroke-linejoin="round" svg:stroke-linecap="butt" draw:fill="solid" draw:fill-color="#000000" draw:opacity="2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6"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7"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9" style:family="graphic" style:parent-style-name="standard">
      <style:graphic-properties draw:stroke="none" draw:fill="none" draw:textarea-horizontal-align="left" draw:textarea-vertical-align="top" draw:auto-grow-height="true" draw:auto-grow-width="true" fo:min-height="0.412cm" fo:min-width="0.675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draw:opacity="2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P7" style:family="paragraph">
      <loext:graphic-properties draw:fill="none"/>
      <style:paragraph-properties fo:text-align="start" style:writing-mode="lr-tb"/>
      <style:text-properties fo:font-size="10pt" style:font-size-asian="10pt" style:font-size-complex="10pt"/>
    </style:style>
    <style:style style:name="T1" style:family="text">
      <style:text-properties fo:color="#000000" loext:opacity="100%" style:font-name="DejaVuSans1" fo:font-size="10pt" style:font-size-asian="10pt" style:font-name-complex="DejaVuSans1" style:font-size-complex="10pt"/>
    </style:style>
    <style:style style:name="T2" style:family="text">
      <style:text-properties fo:color="#0000ff" loext:opacity="100%" style:font-name="DejaVuSans1" fo:font-size="10pt" style:font-size-asian="10pt" style:font-name-complex="DejaVu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671cm" svg:x="1.905cm" svg:y="1.219cm" svg:viewBox="0 0 11812 7672" draw:points="0,7672 11812,7672 11812,0 0,0">
          <text:p/>
        </draw:polygon>
        <draw:polygon draw:style-name="gr2" draw:text-style-name="P2" draw:layer="layout" svg:width="10.738cm" svg:height="7.306cm" svg:x="2.441cm" svg:y="1.584cm" svg:viewBox="0 0 10739 7307" draw:points="0,4209 99,4255 197,4302 296,4338 394,4351 493,4376 591,4430 690,4469 788,4485 887,4519 985,4535 1084,4571 1182,4590 1281,4598 1379,4642 1478,4673 1576,4705 1675,4755 1773,4785 1872,4808 1971,4855 2069,4876 2168,4900 2266,4927 2365,4967 2463,4978 2562,5006 2660,5015 2759,5030 2857,5065 2957,5060 3055,5072 3154,5102 3252,5141 3351,5139 3449,5156 3548,5163 3646,5228 3745,5217 3843,5243 3942,5235 4040,5250 4139,5277 4237,5216 4336,5250 4434,5263 4533,5285 4631,5319 4730,5349 4828,5345 4927,5391 5025,5424 5124,5441 5222,5478 5321,5505 5419,5526 5518,5546 5616,5471 5715,5533 5813,5590 5912,5605 6010,5647 6109,5645 6207,5689 6306,5675 6404,5741 6503,5785 6601,5749 6700,5782 6798,5807 6897,5801 6995,5789 7094,5834 7192,5875 7291,5856 7389,5884 7488,5956 7586,5930 7685,6013 7783,6058 7882,6009 7980,6007 8079,5931 8177,6075 8276,6163 8374,6180 8473,6147 8571,6174 8670,6187 8768,6290 8867,6407 8966,6524 9064,6572 9163,6461 9261,6534 9360,6637 9458,6631 9557,6752 9655,6912 9754,6941 9852,7069 9951,6966 10049,7307 10148,7154 10246,6889 10345,6781 10443,6747 10542,6429 10640,5045 10739,2582 10739,0 10640,2504 10542,4457 10443,5495 10345,5844 10246,6392 10148,6399 10049,6534 9951,6294 9852,6463 9754,6273 9655,6122 9557,6030 9458,5899 9360,5998 9261,5930 9163,5981 9064,6027 8966,5952 8867,5796 8768,5759 8670,5617 8571,5600 8473,5583 8374,5559 8276,5590 8177,5499 8079,5413 7980,5426 7882,5427 7783,5425 7685,5407 7586,5363 7488,5416 7389,5352 7291,5303 7192,5334 7094,5319 6995,5277 6897,5372 6798,5410 6700,5388 6601,5362 6503,5376 6404,5337 6306,5323 6207,5326 6109,5305 6010,5302 5912,5294 5813,5293 5715,5299 5616,5223 5518,5294 5419,5271 5321,5195 5222,5247 5124,5222 5025,5208 4927,5204 4828,5195 4730,5188 4631,5143 4533,5142 4434,5123 4336,5141 4237,5133 4139,5119 4040,5080 3942,5073 3843,5056 3745,5002 3646,5024 3548,5015 3449,4979 3351,4944 3252,4956 3154,4916 3055,4908 2957,4876 2857,4869 2759,4854 2660,4823 2562,4806 2463,4790 2365,4774 2266,4729 2168,4726 2069,4686 1971,4654 1872,4631 1773,4628 1675,4608 1576,4559 1478,4538 1379,4525 1281,4511 1182,4485 1084,4467 985,4437 887,4403 788,4363 690,4351 591,4321 493,4279 394,4267 296,4245 197,4240 99,4220">
          <text:p/>
        </draw:polygon>
        <draw:polygon draw:style-name="gr3" draw:text-style-name="P3" draw:layer="layout" svg:width="0cm" svg:height="0.122cm" svg:x="2.441cm" svg:y="8.89cm" svg:viewBox="0 0 0 123" draw:points="0,0 0,123">
          <text:p/>
        </draw:polygon>
        <draw:line draw:style-name="gr4" draw:text-style-name="P4" draw:layer="layout" svg:x1="2.441cm" svg:y1="8.89cm" svg:x2="2.441cm" svg:y2="9.013cm">
          <text:p/>
        </draw:line>
        <draw:polygon draw:style-name="gr3" draw:text-style-name="P3" draw:layer="layout" svg:width="0cm" svg:height="0.122cm" svg:x="4.412cm" svg:y="8.89cm" svg:viewBox="0 0 0 123" draw:points="0,0 0,123">
          <text:p/>
        </draw:polygon>
        <draw:line draw:style-name="gr4" draw:text-style-name="P4" draw:layer="layout" svg:x1="4.412cm" svg:y1="8.89cm" svg:x2="4.412cm" svg:y2="9.013cm">
          <text:p/>
        </draw:line>
        <draw:frame draw:style-name="gr5" draw:text-style-name="P6" draw:layer="layout" svg:width="0.675cm" svg:height="0.412cm" svg:x="2.105cm" svg:y="9.077cm">
          <draw:text-box>
            <text:p text:style-name="P5"><text:span text:style-name="T1">551</text:span></text:p>
          </draw:text-box>
        </draw:frame>
        <draw:polygon draw:style-name="gr3" draw:text-style-name="P3" draw:layer="layout" svg:width="0cm" svg:height="0.122cm" svg:x="6.382cm" svg:y="8.89cm" svg:viewBox="0 0 0 123" draw:points="0,0 0,123">
          <text:p/>
        </draw:polygon>
        <draw:line draw:style-name="gr4" draw:text-style-name="P4" draw:layer="layout" svg:x1="6.382cm" svg:y1="8.89cm" svg:x2="6.382cm" svg:y2="9.013cm">
          <text:p/>
        </draw:line>
        <draw:frame draw:style-name="gr5" draw:text-style-name="P6" draw:layer="layout" svg:width="0.675cm" svg:height="0.412cm" svg:x="4.075cm" svg:y="9.077cm">
          <draw:text-box>
            <text:p text:style-name="P5"><text:span text:style-name="T1">451</text:span></text:p>
          </draw:text-box>
        </draw:frame>
        <draw:polygon draw:style-name="gr3" draw:text-style-name="P3" draw:layer="layout" svg:width="0cm" svg:height="0.122cm" svg:x="8.352cm" svg:y="8.89cm" svg:viewBox="0 0 0 123" draw:points="0,0 0,123">
          <text:p/>
        </draw:polygon>
        <draw:line draw:style-name="gr4" draw:text-style-name="P4" draw:layer="layout" svg:x1="8.352cm" svg:y1="8.89cm" svg:x2="8.352cm" svg:y2="9.013cm">
          <text:p/>
        </draw:line>
        <draw:frame draw:style-name="gr5" draw:text-style-name="P6" draw:layer="layout" svg:width="0.675cm" svg:height="0.412cm" svg:x="6.046cm" svg:y="9.077cm">
          <draw:text-box>
            <text:p text:style-name="P5"><text:span text:style-name="T1">351</text:span></text:p>
          </draw:text-box>
        </draw:frame>
        <draw:polygon draw:style-name="gr3" draw:text-style-name="P3" draw:layer="layout" svg:width="0cm" svg:height="0.122cm" svg:x="10.322cm" svg:y="8.89cm" svg:viewBox="0 0 0 123" draw:points="0,0 0,123">
          <text:p/>
        </draw:polygon>
        <draw:line draw:style-name="gr4" draw:text-style-name="P4" draw:layer="layout" svg:x1="10.322cm" svg:y1="8.89cm" svg:x2="10.322cm" svg:y2="9.013cm">
          <text:p/>
        </draw:line>
        <draw:frame draw:style-name="gr5" draw:text-style-name="P6" draw:layer="layout" svg:width="0.675cm" svg:height="0.412cm" svg:x="8.016cm" svg:y="9.077cm">
          <draw:text-box>
            <text:p text:style-name="P5"><text:span text:style-name="T1">251</text:span></text:p>
          </draw:text-box>
        </draw:frame>
        <draw:polygon draw:style-name="gr3" draw:text-style-name="P3" draw:layer="layout" svg:width="0cm" svg:height="0.122cm" svg:x="12.292cm" svg:y="8.89cm" svg:viewBox="0 0 0 123" draw:points="0,0 0,123">
          <text:p/>
        </draw:polygon>
        <draw:line draw:style-name="gr4" draw:text-style-name="P4" draw:layer="layout" svg:x1="12.292cm" svg:y1="8.89cm" svg:x2="12.292cm" svg:y2="9.013cm">
          <text:p/>
        </draw:line>
        <draw:frame draw:style-name="gr5" draw:text-style-name="P6" draw:layer="layout" svg:width="0.675cm" svg:height="0.412cm" svg:x="9.986cm" svg:y="9.077cm">
          <draw:text-box>
            <text:p text:style-name="P5"><text:span text:style-name="T1">151</text:span></text:p>
          </draw:text-box>
        </draw:frame>
        <draw:polygon draw:style-name="gr3" draw:text-style-name="P3" draw:layer="layout" svg:width="0cm" svg:height="0.122cm" svg:x="13.297cm" svg:y="8.89cm" svg:viewBox="0 0 0 123" draw:points="0,0 0,123">
          <text:p/>
        </draw:polygon>
        <draw:line draw:style-name="gr4" draw:text-style-name="P4" draw:layer="layout" svg:x1="13.297cm" svg:y1="8.89cm" svg:x2="13.297cm" svg:y2="9.013cm">
          <text:p/>
        </draw:line>
        <draw:frame draw:style-name="gr5" draw:text-style-name="P6" draw:layer="layout" svg:width="0.451cm" svg:height="0.412cm" svg:x="12.068cm" svg:y="9.077cm">
          <draw:text-box>
            <text:p text:style-name="P5"><text:span text:style-name="T1">51</text:span></text:p>
          </draw:text-box>
        </draw:frame>
        <draw:frame draw:style-name="gr5" draw:text-style-name="P6" draw:layer="layout" svg:width="0.352cm" svg:height="0.412cm" svg:x="13.185cm" svg:y="9.077cm">
          <draw:text-box>
            <text:p text:style-name="P5"><text:span text:style-name="T1">0</text:span></text:p>
          </draw:text-box>
        </draw:frame>
        <draw:polygon draw:style-name="gr3" draw:text-style-name="P3" draw:layer="layout" svg:width="0.123cm" svg:height="0cm" svg:x="1.781cm" svg:y="8.67cm" svg:viewBox="0 0 124 0" draw:points="124,0 0,0">
          <text:p/>
        </draw:polygon>
        <draw:line draw:style-name="gr4" draw:text-style-name="P4" draw:layer="layout" svg:x1="1.905cm" svg:y1="8.67cm" svg:x2="1.781cm" svg:y2="8.67cm">
          <text:p/>
        </draw:line>
        <draw:frame draw:style-name="gr5" draw:text-style-name="P6" draw:layer="layout" svg:width="5.332cm" svg:height="0.412cm" svg:x="5.139cm" svg:y="9.56cm">
          <draw:text-box>
            <text:p text:style-name="P5"><text:span text:style-name="T1">Number of remaining samples</text:span></text:p>
          </draw:text-box>
        </draw:frame>
        <draw:polygon draw:style-name="gr3" draw:text-style-name="P3" draw:layer="layout" svg:width="0.123cm" svg:height="0cm" svg:x="1.781cm" svg:y="7.69cm" svg:viewBox="0 0 124 0" draw:points="124,0 0,0">
          <text:p/>
        </draw:polygon>
        <draw:line draw:style-name="gr4" draw:text-style-name="P4" draw:layer="layout" svg:x1="1.905cm" svg:y1="7.69cm" svg:x2="1.781cm" svg:y2="7.69cm">
          <text:p/>
        </draw:line>
        <draw:frame draw:style-name="gr5" draw:text-style-name="P6" draw:layer="layout" svg:width="0.785cm" svg:height="0.412cm" svg:x="0.873cm" svg:y="8.477cm">
          <draw:text-box>
            <text:p text:style-name="P5"><text:span text:style-name="T1">0.12</text:span></text:p>
          </draw:text-box>
        </draw:frame>
        <draw:polygon draw:style-name="gr3" draw:text-style-name="P3" draw:layer="layout" svg:width="0.123cm" svg:height="0cm" svg:x="1.781cm" svg:y="6.711cm" svg:viewBox="0 0 124 0" draw:points="124,0 0,0">
          <text:p/>
        </draw:polygon>
        <draw:line draw:style-name="gr4" draw:text-style-name="P4" draw:layer="layout" svg:x1="1.905cm" svg:y1="6.711cm" svg:x2="1.781cm" svg:y2="6.711cm">
          <text:p/>
        </draw:line>
        <draw:frame draw:style-name="gr5" draw:text-style-name="P6" draw:layer="layout" svg:width="0.785cm" svg:height="0.412cm" svg:x="0.873cm" svg:y="7.497cm">
          <draw:text-box>
            <text:p text:style-name="P5"><text:span text:style-name="T1">0.14</text:span></text:p>
          </draw:text-box>
        </draw:frame>
        <draw:polygon draw:style-name="gr3" draw:text-style-name="P3" draw:layer="layout" svg:width="0.123cm" svg:height="0cm" svg:x="1.781cm" svg:y="5.731cm" svg:viewBox="0 0 124 0" draw:points="124,0 0,0">
          <text:p/>
        </draw:polygon>
        <draw:line draw:style-name="gr4" draw:text-style-name="P4" draw:layer="layout" svg:x1="1.905cm" svg:y1="5.731cm" svg:x2="1.781cm" svg:y2="5.731cm">
          <text:p/>
        </draw:line>
        <draw:frame draw:style-name="gr5" draw:text-style-name="P6" draw:layer="layout" svg:width="0.785cm" svg:height="0.412cm" svg:x="0.873cm" svg:y="6.518cm">
          <draw:text-box>
            <text:p text:style-name="P5"><text:span text:style-name="T1">0.16</text:span></text:p>
          </draw:text-box>
        </draw:frame>
        <draw:polygon draw:style-name="gr3" draw:text-style-name="P3" draw:layer="layout" svg:width="0.123cm" svg:height="0cm" svg:x="1.781cm" svg:y="4.751cm" svg:viewBox="0 0 124 0" draw:points="124,0 0,0">
          <text:p/>
        </draw:polygon>
        <draw:line draw:style-name="gr4" draw:text-style-name="P4" draw:layer="layout" svg:x1="1.905cm" svg:y1="4.751cm" svg:x2="1.781cm" svg:y2="4.751cm">
          <text:p/>
        </draw:line>
        <draw:frame draw:style-name="gr5" draw:text-style-name="P6" draw:layer="layout" svg:width="0.785cm" svg:height="0.412cm" svg:x="0.873cm" svg:y="5.538cm">
          <draw:text-box>
            <text:p text:style-name="P5"><text:span text:style-name="T1">0.18</text:span></text:p>
          </draw:text-box>
        </draw:frame>
        <draw:polygon draw:style-name="gr3" draw:text-style-name="P3" draw:layer="layout" svg:width="0.123cm" svg:height="0cm" svg:x="1.781cm" svg:y="3.771cm" svg:viewBox="0 0 124 0" draw:points="124,0 0,0">
          <text:p/>
        </draw:polygon>
        <draw:line draw:style-name="gr4" draw:text-style-name="P4" draw:layer="layout" svg:x1="1.905cm" svg:y1="3.771cm" svg:x2="1.781cm" svg:y2="3.771cm">
          <text:p/>
        </draw:line>
        <draw:frame draw:style-name="gr5" draw:text-style-name="P6" draw:layer="layout" svg:width="0.785cm" svg:height="0.412cm" svg:x="0.873cm" svg:y="4.558cm">
          <draw:text-box>
            <text:p text:style-name="P5"><text:span text:style-name="T1">0.20</text:span></text:p>
          </draw:text-box>
        </draw:frame>
        <draw:polygon draw:style-name="gr3" draw:text-style-name="P3" draw:layer="layout" svg:width="0.123cm" svg:height="0cm" svg:x="1.781cm" svg:y="2.791cm" svg:viewBox="0 0 124 0" draw:points="124,0 0,0">
          <text:p/>
        </draw:polygon>
        <draw:line draw:style-name="gr4" draw:text-style-name="P4" draw:layer="layout" svg:x1="1.905cm" svg:y1="2.791cm" svg:x2="1.781cm" svg:y2="2.791cm">
          <text:p/>
        </draw:line>
        <draw:frame draw:style-name="gr5" draw:text-style-name="P6" draw:layer="layout" svg:width="0.785cm" svg:height="0.412cm" svg:x="0.873cm" svg:y="3.578cm">
          <draw:text-box>
            <text:p text:style-name="P5"><text:span text:style-name="T1">0.22</text:span></text:p>
          </draw:text-box>
        </draw:frame>
        <draw:polygon draw:style-name="gr3" draw:text-style-name="P3" draw:layer="layout" svg:width="0.123cm" svg:height="0cm" svg:x="1.781cm" svg:y="1.811cm" svg:viewBox="0 0 124 0" draw:points="124,0 0,0">
          <text:p/>
        </draw:polygon>
        <draw:line draw:style-name="gr4" draw:text-style-name="P4" draw:layer="layout" svg:x1="1.905cm" svg:y1="1.811cm" svg:x2="1.781cm" svg:y2="1.811cm">
          <text:p/>
        </draw:line>
        <draw:frame draw:style-name="gr5" draw:text-style-name="P6" draw:layer="layout" svg:width="0.785cm" svg:height="0.412cm" svg:x="0.873cm" svg:y="2.598cm">
          <draw:text-box>
            <text:p text:style-name="P5"><text:span text:style-name="T1">0.24</text:span></text:p>
          </draw:text-box>
        </draw:frame>
        <draw:frame draw:style-name="gr5" draw:text-style-name="P6" draw:layer="layout" svg:width="0.785cm" svg:height="0.412cm" svg:x="0.873cm" svg:y="1.618cm">
          <draw:text-box>
            <text:p text:style-name="P5"><text:span text:style-name="T1">0.26</text:span></text:p>
          </draw:text-box>
        </draw:frame>
        <draw:line draw:style-name="gr6" draw:text-style-name="P4" draw:layer="layout" svg:x1="9.829cm" svg:y1="8.89cm" svg:x2="9.829cm" svg:y2="1.219cm">
          <text:p/>
        </draw:line>
        <draw:line draw:style-name="gr6" draw:text-style-name="P4" draw:layer="layout" svg:x1="10.223cm" svg:y1="8.89cm" svg:x2="10.223cm" svg:y2="1.219cm">
          <text:p/>
        </draw:line>
        <draw:line draw:style-name="gr6" draw:text-style-name="P4" draw:layer="layout" svg:x1="10.617cm" svg:y1="8.89cm" svg:x2="10.617cm" svg:y2="1.219cm">
          <text:p/>
        </draw:line>
        <draw:line draw:style-name="gr6" draw:text-style-name="P4" draw:layer="layout" svg:x1="11.11cm" svg:y1="8.89cm" svg:x2="11.11cm" svg:y2="1.219cm">
          <text:p/>
        </draw:line>
        <draw:line draw:style-name="gr6" draw:text-style-name="P4" draw:layer="layout" svg:x1="10.617cm" svg:y1="8.89cm" svg:x2="10.617cm" svg:y2="1.219cm">
          <text:p/>
        </draw:line>
        <draw:line draw:style-name="gr6" draw:text-style-name="P4" draw:layer="layout" svg:x1="10.716cm" svg:y1="8.89cm" svg:x2="10.716cm" svg:y2="1.219cm">
          <text:p/>
        </draw:line>
        <draw:line draw:style-name="gr6" draw:text-style-name="P4" draw:layer="layout" svg:x1="9.632cm" svg:y1="8.89cm" svg:x2="9.632cm" svg:y2="1.219cm">
          <text:p/>
        </draw:line>
        <draw:line draw:style-name="gr6" draw:text-style-name="P4" draw:layer="layout" svg:x1="8.844cm" svg:y1="8.89cm" svg:x2="8.844cm" svg:y2="1.219cm">
          <text:p/>
        </draw:line>
        <draw:line draw:style-name="gr6" draw:text-style-name="P4" draw:layer="layout" svg:x1="9.534cm" svg:y1="8.89cm" svg:x2="9.534cm" svg:y2="1.219cm">
          <text:p/>
        </draw:line>
        <draw:line draw:style-name="gr6" draw:text-style-name="P4" draw:layer="layout" svg:x1="9.632cm" svg:y1="8.89cm" svg:x2="9.632cm" svg:y2="1.219cm">
          <text:p/>
        </draw:line>
        <draw:polyline draw:style-name="gr7" draw:text-style-name="P4" draw:layer="layout" svg:width="10.738cm" svg:height="5.629cm" svg:x="2.441cm" svg:y="2.874cm" svg:viewBox="0 0 10739 5630" draw:points="0,2918 99,2946 197,2980 296,3000 394,3018 493,3036 591,3084 690,3119 788,3133 887,3170 985,3195 1084,3228 1182,3247 1281,3264 1379,3292 1478,3315 1576,3341 1675,3391 1773,3415 1872,3429 1971,3463 2069,3490 2168,3522 2266,3537 2365,3579 2463,3593 2562,3615 2660,3628 2759,3651 2857,3676 2957,3677 3055,3699 3154,3718 3252,3758 3351,3751 3449,3776 3548,3798 3646,3835 3745,3818 3843,3858 3942,3863 4040,3874 4139,3907 4237,3884 4336,3904 4434,3902 4533,3922 4631,3940 4730,3978 4828,3979 4927,4006 5025,4025 5124,4040 5222,4071 5321,4059 5419,4108 5518,4129 5616,4056 5715,4125 5813,4151 5912,4158 6010,4183 6109,4184 6207,4216 6306,4208 6404,4248 6503,4290 6601,4264 6700,4294 6798,4318 6897,4296 6995,4242 7094,4286 7192,4314 7291,4288 7389,4327 7488,4395 7586,4356 7685,4419 7783,4451 7882,4427 7980,4425 8079,4381 8177,4496 8276,4585 8374,4579 8473,4574 8571,4596 8670,4611 8768,4734 8867,4811 8966,4947 9064,5009 9163,4930 9261,4941 9360,5027 9458,4974 9557,5100 9655,5226 9754,5316 9852,5475 9951,5339 10049,5630 10148,5485 10246,5350 10345,5022 10443,4830 10542,4152 10640,2484 10739,0">
          <text:p/>
        </draw:polyline>
        <draw:line draw:style-name="gr8" draw:text-style-name="P4" draw:layer="layout" svg:x1="1.905cm" svg:y1="8.89cm" svg:x2="1.905cm" svg:y2="1.219cm">
          <text:p/>
        </draw:line>
        <draw:line draw:style-name="gr8" draw:text-style-name="P4" draw:layer="layout" svg:x1="13.716cm" svg:y1="8.89cm" svg:x2="13.716cm" svg:y2="1.219cm">
          <text:p/>
        </draw:line>
        <draw:line draw:style-name="gr8" draw:text-style-name="P4" draw:layer="layout" svg:x1="1.905cm" svg:y1="8.89cm" svg:x2="13.716cm" svg:y2="8.89cm">
          <text:p/>
        </draw:line>
        <draw:line draw:style-name="gr8" draw:text-style-name="P4" draw:layer="layout" svg:x1="1.905cm" svg:y1="1.219cm" svg:x2="13.716cm" svg:y2="1.219cm">
          <text:p/>
        </draw:line>
        <draw:polygon draw:style-name="gr3" draw:text-style-name="P3" draw:layer="layout" svg:width="0cm" svg:height="0.123cm" svg:x="9.829cm" svg:y="1.095cm" svg:viewBox="0 0 0 124" draw:points="0,124 0,0">
          <text:p/>
        </draw:polygon>
        <draw:frame draw:style-name="gr5" draw:text-style-name="P6" draw:layer="layout" svg:width="5.09cm" svg:height="0.412cm" draw:transform="rotate (1.5707963267949) translate (0.331cm 7.601cm)">
          <draw:text-box>
            <text:p text:style-name="P5"><text:span text:style-name="T1">Maximum Mean Discrepancy</text:span></text:p>
          </draw:text-box>
        </draw:frame>
        <draw:polygon draw:style-name="gr3" draw:text-style-name="P3" draw:layer="layout" svg:width="0cm" svg:height="0.123cm" svg:x="10.223cm" svg:y="1.095cm" svg:viewBox="0 0 0 124" draw:points="0,124 0,0">
          <text:p/>
        </draw:polygon>
        <draw:frame draw:style-name="gr9" draw:text-style-name="P7" draw:layer="layout" svg:width="0.675cm" svg:height="0.412cm" svg:x="9.393cm" svg:y="0.572cm">
          <draw:text-box>
            <text:p text:style-name="P5"><text:span text:style-name="T2">176</text:span></text:p>
          </draw:text-box>
        </draw:frame>
        <draw:polygon draw:style-name="gr3" draw:text-style-name="P3" draw:layer="layout" svg:width="0cm" svg:height="0.123cm" svg:x="10.617cm" svg:y="1.095cm" svg:viewBox="0 0 0 124" draw:points="0,124 0,0">
          <text:p/>
        </draw:polygon>
        <draw:polygon draw:style-name="gr3" draw:text-style-name="P3" draw:layer="layout" svg:width="0cm" svg:height="0.123cm" svg:x="11.11cm" svg:y="1.095cm" svg:viewBox="0 0 0 124" draw:points="0,124 0,0">
          <text:p/>
        </draw:polygon>
        <draw:line draw:style-name="gr4" draw:text-style-name="P4" draw:layer="layout" svg:x1="11.11cm" svg:y1="1.219cm" svg:x2="11.11cm" svg:y2="1.095cm">
          <text:p/>
        </draw:line>
        <draw:frame draw:style-name="gr5" draw:text-style-name="P6" draw:layer="layout" svg:width="1.115cm" svg:height="0.412cm" svg:x="10.281cm" svg:y="0.572cm">
          <draw:text-box>
            <text:p text:style-name="P5"><text:span text:style-name="T2"><text:s text:c="4"/></text:span><text:span text:style-name="T2">111</text:span></text:p>
          </draw:text-box>
        </draw:frame>
        <draw:polygon draw:style-name="gr3" draw:text-style-name="P3" draw:layer="layout" svg:width="0cm" svg:height="0.123cm" svg:x="10.716cm" svg:y="1.095cm" svg:viewBox="0 0 0 124" draw:points="0,124 0,0">
          <text:p/>
        </draw:polygon>
        <draw:polygon draw:style-name="gr3" draw:text-style-name="P3" draw:layer="layout" svg:width="0cm" svg:height="0.123cm" svg:x="9.632cm" svg:y="1.095cm" svg:viewBox="0 0 0 124" draw:points="0,124 0,0">
          <text:p/>
        </draw:polygon>
        <draw:line draw:style-name="gr4" draw:text-style-name="P4" draw:layer="layout" svg:x1="9.632cm" svg:y1="1.219cm" svg:x2="9.632cm" svg:y2="1.095cm">
          <text:p/>
        </draw:line>
        <draw:polygon draw:style-name="gr3" draw:text-style-name="P3" draw:layer="layout" svg:width="0cm" svg:height="0.123cm" svg:x="8.844cm" svg:y="1.095cm" svg:viewBox="0 0 0 124" draw:points="0,124 0,0">
          <text:p/>
        </draw:polygon>
        <draw:line draw:style-name="gr4" draw:text-style-name="P4" draw:layer="layout" svg:x1="8.844cm" svg:y1="1.219cm" svg:x2="8.844cm" svg:y2="1.095cm">
          <text:p/>
        </draw:line>
        <draw:polygon draw:style-name="gr3" draw:text-style-name="P3" draw:layer="layout" svg:width="0cm" svg:height="0.123cm" svg:x="9.534cm" svg:y="1.095cm" svg:viewBox="0 0 0 124" draw:points="0,124 0,0">
          <text:p/>
        </draw:polygon>
        <draw:polygon draw:style-name="gr3" draw:text-style-name="P3" draw:layer="layout" svg:width="0cm" svg:height="0.123cm" svg:x="9.632cm" svg:y="1.095cm" svg:viewBox="0 0 0 124" draw:points="0,124 0,0">
          <text:p/>
        </draw:polygon>
        <draw:frame draw:style-name="gr5" draw:text-style-name="P6" draw:layer="layout" svg:width="0.675cm" svg:height="0.412cm" svg:x="8.508cm" svg:y="0.572cm">
          <draw:text-box>
            <text:p text:style-name="P5"><text:span text:style-name="T2">226</text:span></text:p>
          </draw:text-box>
        </draw:frame>
        <draw:line draw:style-name="gr8" draw:text-style-name="P4" draw:layer="layout" svg:x1="1.905cm" svg:y1="8.89cm" svg:x2="1.905cm" svg:y2="1.219cm">
          <text:p/>
        </draw:line>
        <draw:line draw:style-name="gr8" draw:text-style-name="P4" draw:layer="layout" svg:x1="13.716cm" svg:y1="8.89cm" svg:x2="13.716cm" svg:y2="1.219cm">
          <text:p/>
        </draw:line>
        <draw:line draw:style-name="gr8" draw:text-style-name="P4" draw:layer="layout" svg:x1="1.905cm" svg:y1="8.89cm" svg:x2="13.716cm" svg:y2="8.89cm">
          <text:p/>
        </draw:line>
        <draw:line draw:style-name="gr8" draw:text-style-name="P4" draw:layer="layout" svg:x1="1.905cm" svg:y1="1.219cm" svg:x2="13.716cm" svg:y2="1.219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3cm" fo:margin-right="0.3cm" fo:page-width="15.2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11-23T14:21:59.466835234</dc:date>
    <meta:editing-duration>PT1M38S</meta:editing-duration>
    <meta:editing-cycles>2</meta:editing-cycles>
    <meta:generator>LibreOffice/7.2.2.2$Linux_X86_64 LibreOffice_project/20$Build-2</meta:generator>
    <meta:document-statistic meta:object-count="83"/>
  </office:meta>
</office:document-meta>
</file>